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0B30000005E90915A5C9CE56297.png" manifest:media-type="image/png"/>
  <manifest:file-entry manifest:full-path="Pictures/2000005B00000DD700000752D4A71AF91B1A675A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42cm" svg:height="1.873cm" svg:x="9.212cm" svg:y="14.2cm">
          <draw:image xlink:href="Pictures/2000005B00000DD700000752D4A71AF91B1A675A.svm" xlink:type="simple" xlink:show="embed" xlink:actuate="onLoad">
            <text:p/>
          </draw:image>
          <draw:image xlink:href="Pictures/10000200000000B30000005E90915A5C9CE5629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3:56:20.067331783</meta:creation-date>
    <dc:date>2018-04-20T13:56:38.436269106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